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veloped a Python bootstrapper for clients and servers, enhancing data connectivity and integration.</text:p>
              </text:list-item>
              <text:list-item>
                <text:p text:style-name="proj-desc">Collaborated with a cross-functional team to improve functionality through code reviews and feature development.</text:p>
              </text:list-item>
              <text:list-item>
                <text:p text:style-name="proj-desc">Conducted compliance audits to ensure fair-use practices, aligning with data governance standards.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aimed at reviving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user interfaces for customers, cashiers, and kitchen staff, focusing on user experience and data flow.</text:p>
              </text:list-item>
              <text:list-item>
                <text:p text:style-name="proj-desc">Streamlined the Covid dining experience with mobile-device ordering, enhancing customer satisfaction metrics.</text:p>
              </text:list-item>
              <text:list-item>
                <text:p text:style-name="proj-desc">Developed a cashier system for efficient order tracking, utilizing data analytics for operational improvements.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, replicating back-end functionalities and improving data processing efficiency.</text:p>
              </text:list-item>
              <text:list-item>
                <text:p text:style-name="proj-desc">Analyzed legacy ActionScript code to enhance data interoperability and user engagement.</text:p>
              </text:list-item>
              <text:list-item>
                <text:p text:style-name="proj-desc">Delivered hundreds of engaging video experiences, utilizing data insights to drive content creation strategies.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, improving user interaction with data-driven scripts.</text:p>
              </text:list-item>
              <text:list-item>
                <text:p text:style-name="proj-desc">Introduced per-script parameterization for user ease, enhancing the overall user experience.</text:p>
              </text:list-item>
              <text:list-item>
                <text:p text:style-name="proj-desc">Created a repository of 142 predefined scripts, incorporating documentation for data usage best practices.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nel to the Internet Archive.</text:p>
            <text:list text:style-name="proj-list" text:continue-numbering="true">
              <text:list-item>
                <text:p text:style-name="proj-desc">Addressed bugs within a payload of 234 YouTube videos, applying data analysis to identify and resolve issues.</text:p>
              </text:list-item>
              <text:list-item>
                <text:p text:style-name="proj-desc">Implemented fixes on GitHub to account for deleted assets, ensuring data integrity and availability.</text:p>
              </text:list-item>
              <text:list-item>
                <text:p text:style-name="proj-desc">Utilized yt-dlp's Python interface to streamline data retrieval processes.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Led the effort to release a major security patch within 48 hours, demonstrating problem-solving and technical skills.</text:p>
              </text:list-item>
              <text:list-item>
                <text:p text:style-name="proj-desc">Analyzed saved videos and metadata, ensuring data security and compliance with best practices.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Streamed live on YouTube using FFmpeg's lavfi filter, applying data analysis to optimize streaming parameters.</text:p>
              </text:list-item>
              <text:list-item>
                <text:p text:style-name="proj-desc">Mastered, mixed, and reproduced a composition of five tracks, utilizing data-driven techniques for sound quality enhancement.</text:p>
              </text:list-item>
              <text:list-item>
                <text:p text:style-name="proj-desc">Developed an algorithm to uniquely select playing loops per minute, showcasing advanced data manipulation skills.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Utilized PHP, SQL (MySQL), and PHPMyAdmin to process and store request logs, enhancing data management capabilities.</text:p>
              </text:list-item>
              <text:list-item>
                <text:p text:style-name="proj-desc">Empowered over 200 game developers to transfer data to Discord, demonstrating the impact of data integration solutions.</text:p>
              </text:list-item>
              <text:list-item>
                <text:p text:style-name="proj-desc">Monitored and tracked infrastructure usage stats on cPanel, applying data analytics for performance optimization.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user interface using Rōblox Studio, focusing on data presentation and user engagement.</text:p>
              </text:list-item>
              <text:list-item>
                <text:p text:style-name="proj-desc">Enabled users to sell hats,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